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6458e" officeooo:paragraph-rsid="0016458e"/>
    </style:style>
    <style:style style:name="P2" style:family="paragraph" style:parent-style-name="Text_20_body">
      <style:text-properties fo:language="en" fo:country="US" officeooo:rsid="00171db9" officeooo:paragraph-rsid="00171db9"/>
    </style:style>
    <style:style style:name="P3" style:family="paragraph" style:parent-style-name="Text_20_body">
      <style:text-properties fo:language="en" fo:country="US" officeooo:rsid="0017685d" officeooo:paragraph-rsid="0017685d"/>
    </style:style>
    <style:style style:name="P4" style:family="paragraph" style:parent-style-name="Title">
      <style:text-properties fo:language="en" fo:country="US" officeooo:rsid="0016458e" officeooo:paragraph-rsid="0016458e"/>
    </style:style>
    <style:style style:name="T1" style:family="text">
      <style:text-properties officeooo:rsid="00176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1">How efficient and precise are the tools that we are using ? Precision= all the number of goods / prediction</text:p>
      <text:p text:style-name="P1">and recall</text:p>
      <text:p text:style-name="P1"/>
      <text:p text:style-name="P1">TITLE</text:p>
      <text:p text:style-name="P1"/>
      <text:p text:style-name="P1">one sentence that describes the whole project</text:p>
      <text:p text:style-name="P1"/>
      <text:p text:style-name="P1"/>
      <text:p text:style-name="P1"/>
      <text:p text:style-name="P1">SOA (State of the Art)</text:p>
      <text:p text:style-name="P1"/>
      <text:p text:style-name="P1">summarize previous studies, give examples of results</text:p>
      <text:p text:style-name="P1"/>
      <text:p text:style-name="P1">-&gt; explain your contribution based on what is missing</text:p>
      <text:p text:style-name="P1"/>
      <text:p text:style-name="P1"/>
      <text:p text:style-name="P1"/>
      <text:p text:style-name="P1">DATA &amp; METHODS</text:p>
      <text:p text:style-name="P1"/>
      <text:p text:style-name="P1">charactezize your data. </text:p>
      <text:p text:style-name="P1"/>
      <text:p text:style-name="P1">Characterise the different steps</text:p>
      <text:p text:style-name="P1"/>
      <text:p text:style-name="P1"/>
      <text:p text:style-name="P1"/>
      <text:p text:style-name="P1"/>
      <text:p text:style-name="P1"/>
      <text:p text:style-name="P1">RESULTS (the Take Home Message)</text:p>
      <text:p text:style-name="P1"/>
      <text:p text:style-name="P1"><text:soft-page-break/></text:p>
      <text:p text:style-name="P1"/>
      <text:p text:style-name="P1"/>
      <text:p text:style-name="P1"/>
      <text:p text:style-name="P1">(Critical outlook)</text:p>
      <text:p text:style-name="P1"/>
      <text:p text:style-name="P1"/>
      <text:p text:style-name="P1"/>
      <text:p text:style-name="P1">REFERENCES (APA)</text:p>
      <text:p text:style-name="P1"/>
      <text:p text:style-name="P1">Abide by the APA style for your references.</text:p>
      <text:p text:style-name="P1"/>
      <text:p text:style-name="P1"/>
      <text:p text:style-name="P1"/>
      <text:p text:style-name="P1"/>
      <text:p text:style-name="P1">Write a code accessible</text:p>
      <text:p text:style-name="P1"/>
      <text:p text:style-name="P1"/>
      <text:p text:style-name="P1"/>
      <text:p text:style-name="P1"/>
      <text:p text:style-name="P2">We took some examples of models on the website Towardsdatascience.com. The base of our work is going to be extracted from 2 artists an the lyrics of their all repertory on Genius.com</text:p>
      <text:p text:style-name="P2">The study will be structured around occurrences of certain phonemes as rhymes, assonance and consonances = structured around the auditory phonetics. + question of language organized around semantics, notably on how a song focuses on a subject and pl<text:span text:style-name="T1">a</text:span>ys with it through polysemy and homonymy.</text:p>
      <text:p text:style-name="P3">Word net </text:p>
      <text:p text:style-name="P3">We can try to notice some features in a rapper text, ex : Tupac and deduce from it a model on what will be organized our prog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9:31:28.016000000</meta:creation-date>
    <dc:date>2019-10-24T10:08:01.505000000</dc:date>
    <meta:editing-duration>PT26M22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20" meta:word-count="189" meta:character-count="1114" meta:non-whitespace-character-count="943"/>
  </office:meta>
</office:document-meta>
</file>